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questFac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derRequestFactoryImpl.getRenderRequest( PortletWindow portletWindow , HttpServletRequest servletRequest ,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RequestFactory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